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2023/09/08</text:p>
          </table:table-cell>
          <table:table-cell office:value-type="string" calcext:value-type="string">
            <text:p>chapter02_exercises01.txt</text:p>
          </table:table-cell>
          <table:table-cell table:formula="of:=&quot;第&quot;&amp;MID([.C4];8;2)&amp;&quot;章 : 練習問題&quot;&amp;MID([.C4];20;2)" office:value-type="string" office:string-value="第02章 : 練習問題01" calcext:value-type="string">
            <text:p>第02章 : 練習問題01</text:p>
          </table:table-cell>
          <table:table-cell table:formula="of:=&quot;git add '&quot;&amp;[.C4]&amp;&quot;' &amp;&amp; git commit -m '&quot;&amp;[.D4]&amp;&quot;' --date &quot; &amp; [.B4]" office:value-type="string" office:string-value="git add 'chapter02_exercises01.txt' &amp;&amp; git commit -m '第02章 : 練習問題01' --date 2023/09/08" calcext:value-type="string">
            <text:p>git add 'chapter02_exercises01.txt' &amp;&amp; git commit -m '第02章 : 練習問題01' --date 2023/09/08</text:p>
          </table:table-cell>
        </table:table-row>
        <table:table-row table:style-name="ro2">
          <table:table-cell/>
          <table:table-cell office:value-type="string" calcext:value-type="string">
            <text:p>2023/09/09</text:p>
          </table:table-cell>
          <table:table-cell office:value-type="string" calcext:value-type="string">
            <text:p>chapter02_exercises02.txt</text:p>
          </table:table-cell>
          <table:table-cell table:formula="of:=&quot;第&quot;&amp;MID([.C5];8;2)&amp;&quot;章 : 練習問題&quot;&amp;MID([.C5];20;2)" office:value-type="string" office:string-value="第02章 : 練習問題02" calcext:value-type="string">
            <text:p>第02章 : 練習問題02</text:p>
          </table:table-cell>
          <table:table-cell table:formula="of:=&quot;git add '&quot;&amp;[.C5]&amp;&quot;' &amp;&amp; git commit -m '&quot;&amp;[.D5]&amp;&quot;' --date &quot; &amp; [.B5]" office:value-type="string" office:string-value="git add 'chapter02_exercises02.txt' &amp;&amp; git commit -m '第02章 : 練習問題02' --date 2023/09/09" calcext:value-type="string">
            <text:p>git add 'chapter02_exercises02.txt' &amp;&amp; git commit -m '第02章 : 練習問題02' --date 2023/09/09</text:p>
          </table:table-cell>
        </table:table-row>
        <table:table-row table:style-name="ro2">
          <table:table-cell/>
          <table:table-cell office:value-type="string" calcext:value-type="string">
            <text:p>2023/09/10</text:p>
          </table:table-cell>
          <table:table-cell office:value-type="string" calcext:value-type="string">
            <text:p>chapter02_exercises03.txt</text:p>
          </table:table-cell>
          <table:table-cell table:formula="of:=&quot;第&quot;&amp;MID([.C6];8;2)&amp;&quot;章 : 練習問題&quot;&amp;MID([.C6];20;2)" office:value-type="string" office:string-value="第02章 : 練習問題03" calcext:value-type="string">
            <text:p>第02章 : 練習問題03</text:p>
          </table:table-cell>
          <table:table-cell table:formula="of:=&quot;git add '&quot;&amp;[.C6]&amp;&quot;' &amp;&amp; git commit -m '&quot;&amp;[.D6]&amp;&quot;' --date &quot; &amp; [.B6]" office:value-type="string" office:string-value="git add 'chapter02_exercises03.txt' &amp;&amp; git commit -m '第02章 : 練習問題03' --date 2023/09/10" calcext:value-type="string">
            <text:p>git add 'chapter02_exercises03.txt' &amp;&amp; git commit -m '第02章 : 練習問題03' --date 2023/09/10</text:p>
          </table:table-cell>
        </table:table-row>
        <table:table-row table:style-name="ro2">
          <table:table-cell/>
          <table:table-cell office:value-type="string" calcext:value-type="string">
            <text:p>2023/09/11</text:p>
          </table:table-cell>
          <table:table-cell office:value-type="string" calcext:value-type="string">
            <text:p>chapter02_exercises04.txt</text:p>
          </table:table-cell>
          <table:table-cell table:formula="of:=&quot;第&quot;&amp;MID([.C7];8;2)&amp;&quot;章 : 練習問題&quot;&amp;MID([.C7];20;2)" office:value-type="string" office:string-value="第02章 : 練習問題04" calcext:value-type="string">
            <text:p>第02章 : 練習問題04</text:p>
          </table:table-cell>
          <table:table-cell table:formula="of:=&quot;git add '&quot;&amp;[.C7]&amp;&quot;' &amp;&amp; git commit -m '&quot;&amp;[.D7]&amp;&quot;' --date &quot; &amp; [.B7]" office:value-type="string" office:string-value="git add 'chapter02_exercises04.txt' &amp;&amp; git commit -m '第02章 : 練習問題04' --date 2023/09/11" calcext:value-type="string">
            <text:p>git add 'chapter02_exercises04.txt' &amp;&amp; git commit -m '第02章 : 練習問題04' --date 2023/09/11</text:p>
          </table:table-cell>
        </table:table-row>
        <table:table-row table:style-name="ro2">
          <table:table-cell/>
          <table:table-cell office:value-type="string" calcext:value-type="string">
            <text:p>2023/09/12</text:p>
          </table:table-cell>
          <table:table-cell office:value-type="string" calcext:value-type="string">
            <text:p>chapter02_exercises05.txt</text:p>
          </table:table-cell>
          <table:table-cell table:formula="of:=&quot;第&quot;&amp;MID([.C8];8;2)&amp;&quot;章 : 練習問題&quot;&amp;MID([.C8];20;2)" office:value-type="string" office:string-value="第02章 : 練習問題05" calcext:value-type="string">
            <text:p>第02章 : 練習問題05</text:p>
          </table:table-cell>
          <table:table-cell table:formula="of:=&quot;git add '&quot;&amp;[.C8]&amp;&quot;' &amp;&amp; git commit -m '&quot;&amp;[.D8]&amp;&quot;' --date &quot; &amp; [.B8]" office:value-type="string" office:string-value="git add 'chapter02_exercises05.txt' &amp;&amp; git commit -m '第02章 : 練習問題05' --date 2023/09/12" calcext:value-type="string">
            <text:p>git add 'chapter02_exercises05.txt' &amp;&amp; git commit -m '第02章 : 練習問題05' --date 2023/09/12</text:p>
          </table:table-cell>
        </table:table-row>
        <table:table-row table:style-name="ro2">
          <table:table-cell/>
          <table:table-cell office:value-type="string" calcext:value-type="string">
            <text:p>2023/09/13</text:p>
          </table:table-cell>
          <table:table-cell office:value-type="string" calcext:value-type="string">
            <text:p>chapter02_exercises06.txt</text:p>
          </table:table-cell>
          <table:table-cell table:formula="of:=&quot;第&quot;&amp;MID([.C9];8;2)&amp;&quot;章 : 練習問題&quot;&amp;MID([.C9];20;2)" office:value-type="string" office:string-value="第02章 : 練習問題06" calcext:value-type="string">
            <text:p>第02章 : 練習問題06</text:p>
          </table:table-cell>
          <table:table-cell table:formula="of:=&quot;git add '&quot;&amp;[.C9]&amp;&quot;' &amp;&amp; git commit -m '&quot;&amp;[.D9]&amp;&quot;' --date &quot; &amp; [.B9]" office:value-type="string" office:string-value="git add 'chapter02_exercises06.txt' &amp;&amp; git commit -m '第02章 : 練習問題06' --date 2023/09/13" calcext:value-type="string">
            <text:p>git add 'chapter02_exercises06.txt' &amp;&amp; git commit -m '第02章 : 練習問題06' --date 2023/09/13</text:p>
          </table:table-cell>
        </table:table-row>
        <table:table-row table:style-name="ro2">
          <table:table-cell/>
          <table:table-cell office:value-type="string" calcext:value-type="string">
            <text:p>2023/09/14</text:p>
          </table:table-cell>
          <table:table-cell office:value-type="string" calcext:value-type="string">
            <text:p>chapter02_exercises07.txt</text:p>
          </table:table-cell>
          <table:table-cell table:formula="of:=&quot;第&quot;&amp;MID([.C10];8;2)&amp;&quot;章 : 練習問題&quot;&amp;MID([.C10];20;2)" office:value-type="string" office:string-value="第02章 : 練習問題07" calcext:value-type="string">
            <text:p>第02章 : 練習問題07</text:p>
          </table:table-cell>
          <table:table-cell table:formula="of:=&quot;git add '&quot;&amp;[.C10]&amp;&quot;' &amp;&amp; git commit -m '&quot;&amp;[.D10]&amp;&quot;' --date &quot; &amp; [.B10]" office:value-type="string" office:string-value="git add 'chapter02_exercises07.txt' &amp;&amp; git commit -m '第02章 : 練習問題07' --date 2023/09/14" calcext:value-type="string">
            <text:p>git add 'chapter02_exercises07.txt' &amp;&amp; git commit -m '第02章 : 練習問題07' --date 2023/09/14</text:p>
          </table:table-cell>
        </table:table-row>
        <table:table-row table:style-name="ro2">
          <table:table-cell/>
          <table:table-cell office:value-type="string" calcext:value-type="string">
            <text:p>2023/09/15</text:p>
          </table:table-cell>
          <table:table-cell office:value-type="string" calcext:value-type="string">
            <text:p>chapter02_exercises08.txt</text:p>
          </table:table-cell>
          <table:table-cell table:formula="of:=&quot;第&quot;&amp;MID([.C11];8;2)&amp;&quot;章 : 練習問題&quot;&amp;MID([.C11];20;2)" office:value-type="string" office:string-value="第02章 : 練習問題08" calcext:value-type="string">
            <text:p>第02章 : 練習問題08</text:p>
          </table:table-cell>
          <table:table-cell table:formula="of:=&quot;git add '&quot;&amp;[.C11]&amp;&quot;' &amp;&amp; git commit -m '&quot;&amp;[.D11]&amp;&quot;' --date &quot; &amp; [.B11]" office:value-type="string" office:string-value="git add 'chapter02_exercises08.txt' &amp;&amp; git commit -m '第02章 : 練習問題08' --date 2023/09/15" calcext:value-type="string">
            <text:p>git add 'chapter02_exercises08.txt' &amp;&amp; git commit -m '第02章 : 練習問題08' --date 2023/09/15</text:p>
          </table:table-cell>
        </table:table-row>
        <table:table-row table:style-name="ro2">
          <table:table-cell/>
          <table:table-cell office:value-type="string" calcext:value-type="string">
            <text:p>2023/09/16</text:p>
          </table:table-cell>
          <table:table-cell office:value-type="string" calcext:value-type="string">
            <text:p>chapter02_exercises09.txt</text:p>
          </table:table-cell>
          <table:table-cell table:formula="of:=&quot;第&quot;&amp;MID([.C12];8;2)&amp;&quot;章 : 練習問題&quot;&amp;MID([.C12];20;2)" office:value-type="string" office:string-value="第02章 : 練習問題09" calcext:value-type="string">
            <text:p>第02章 : 練習問題09</text:p>
          </table:table-cell>
          <table:table-cell table:formula="of:=&quot;git add '&quot;&amp;[.C12]&amp;&quot;' &amp;&amp; git commit -m '&quot;&amp;[.D12]&amp;&quot;' --date &quot; &amp; [.B12]" office:value-type="string" office:string-value="git add 'chapter02_exercises09.txt' &amp;&amp; git commit -m '第02章 : 練習問題09' --date 2023/09/16" calcext:value-type="string">
            <text:p>git add 'chapter02_exercises09.txt' &amp;&amp; git commit -m '第02章 : 練習問題09' --date 2023/09/16</text:p>
          </table:table-cell>
        </table:table-row>
        <table:table-row table:style-name="ro2">
          <table:table-cell/>
          <table:table-cell office:value-type="string" calcext:value-type="string">
            <text:p>2023/09/17</text:p>
          </table:table-cell>
          <table:table-cell office:value-type="string" calcext:value-type="string">
            <text:p>chapter02_exercises10.txt</text:p>
          </table:table-cell>
          <table:table-cell table:formula="of:=&quot;第&quot;&amp;MID([.C13];8;2)&amp;&quot;章 : 練習問題&quot;&amp;MID([.C13];20;2)" office:value-type="string" office:string-value="第02章 : 練習問題10" calcext:value-type="string">
            <text:p>第02章 : 練習問題10</text:p>
          </table:table-cell>
          <table:table-cell table:formula="of:=&quot;git add '&quot;&amp;[.C13]&amp;&quot;' &amp;&amp; git commit -m '&quot;&amp;[.D13]&amp;&quot;' --date &quot; &amp; [.B13]" office:value-type="string" office:string-value="git add 'chapter02_exercises10.txt' &amp;&amp; git commit -m '第02章 : 練習問題10' --date 2023/09/17" calcext:value-type="string">
            <text:p>git add 'chapter02_exercises10.txt' &amp;&amp; git commit -m '第02章 : 練習問題10' --date 2023/09/17</text:p>
          </table:table-cell>
        </table:table-row>
        <table:table-row table:style-name="ro2">
          <table:table-cell/>
          <table:table-cell office:value-type="string" calcext:value-type="string">
            <text:p>2023/09/18</text:p>
          </table:table-cell>
          <table:table-cell office:value-type="string" calcext:value-type="string">
            <text:p>chapter03_exercises01.txt</text:p>
          </table:table-cell>
          <table:table-cell table:formula="of:=&quot;第&quot;&amp;MID([.C14];8;2)&amp;&quot;章 : 練習問題&quot;&amp;MID([.C14];20;2)" office:value-type="string" office:string-value="第03章 : 練習問題01" calcext:value-type="string">
            <text:p>第03章 : 練習問題01</text:p>
          </table:table-cell>
          <table:table-cell table:formula="of:=&quot;git add '&quot;&amp;[.C14]&amp;&quot;' &amp;&amp; git commit -m '&quot;&amp;[.D14]&amp;&quot;' --date &quot; &amp; [.B14]" office:value-type="string" office:string-value="git add 'chapter03_exercises01.txt' &amp;&amp; git commit -m '第03章 : 練習問題01' --date 2023/09/18" calcext:value-type="string">
            <text:p>git add 'chapter03_exercises01.txt' &amp;&amp; git commit -m '第03章 : 練習問題01' --date 2023/09/18</text:p>
          </table:table-cell>
        </table:table-row>
        <table:table-row table:style-name="ro2">
          <table:table-cell/>
          <table:table-cell office:value-type="string" calcext:value-type="string">
            <text:p>2023/09/19</text:p>
          </table:table-cell>
          <table:table-cell office:value-type="string" calcext:value-type="string">
            <text:p>chapter03_exercises02.txt</text:p>
          </table:table-cell>
          <table:table-cell table:formula="of:=&quot;第&quot;&amp;MID([.C15];8;2)&amp;&quot;章 : 練習問題&quot;&amp;MID([.C15];20;2)" office:value-type="string" office:string-value="第03章 : 練習問題02" calcext:value-type="string">
            <text:p>第03章 : 練習問題02</text:p>
          </table:table-cell>
          <table:table-cell table:formula="of:=&quot;git add '&quot;&amp;[.C15]&amp;&quot;' &amp;&amp; git commit -m '&quot;&amp;[.D15]&amp;&quot;' --date &quot; &amp; [.B15]" office:value-type="string" office:string-value="git add 'chapter03_exercises02.txt' &amp;&amp; git commit -m '第03章 : 練習問題02' --date 2023/09/19" calcext:value-type="string">
            <text:p>git add 'chapter03_exercises02.txt' &amp;&amp; git commit -m '第03章 : 練習問題02' --date 2023/09/19</text:p>
          </table:table-cell>
        </table:table-row>
        <table:table-row table:style-name="ro2">
          <table:table-cell/>
          <table:table-cell office:value-type="string" calcext:value-type="string">
            <text:p>2023/09/20</text:p>
          </table:table-cell>
          <table:table-cell office:value-type="string" calcext:value-type="string">
            <text:p>chapter03_exercises03.txt</text:p>
          </table:table-cell>
          <table:table-cell table:formula="of:=&quot;第&quot;&amp;MID([.C16];8;2)&amp;&quot;章 : 練習問題&quot;&amp;MID([.C16];20;2)" office:value-type="string" office:string-value="第03章 : 練習問題03" calcext:value-type="string">
            <text:p>第03章 : 練習問題03</text:p>
          </table:table-cell>
          <table:table-cell table:formula="of:=&quot;git add '&quot;&amp;[.C16]&amp;&quot;' &amp;&amp; git commit -m '&quot;&amp;[.D16]&amp;&quot;' --date &quot; &amp; [.B16]" office:value-type="string" office:string-value="git add 'chapter03_exercises03.txt' &amp;&amp; git commit -m '第03章 : 練習問題03' --date 2023/09/20" calcext:value-type="string">
            <text:p>git add 'chapter03_exercises03.txt' &amp;&amp; git commit -m '第03章 : 練習問題03' --date 2023/09/20</text:p>
          </table:table-cell>
        </table:table-row>
        <table:table-row table:style-name="ro2">
          <table:table-cell/>
          <table:table-cell office:value-type="string" calcext:value-type="string">
            <text:p>2023/09/21</text:p>
          </table:table-cell>
          <table:table-cell office:value-type="string" calcext:value-type="string">
            <text:p>chapter03_exercises04.txt</text:p>
          </table:table-cell>
          <table:table-cell table:formula="of:=&quot;第&quot;&amp;MID([.C17];8;2)&amp;&quot;章 : 練習問題&quot;&amp;MID([.C17];20;2)" office:value-type="string" office:string-value="第03章 : 練習問題04" calcext:value-type="string">
            <text:p>第03章 : 練習問題04</text:p>
          </table:table-cell>
          <table:table-cell table:formula="of:=&quot;git add '&quot;&amp;[.C17]&amp;&quot;' &amp;&amp; git commit -m '&quot;&amp;[.D17]&amp;&quot;' --date &quot; &amp; [.B17]" office:value-type="string" office:string-value="git add 'chapter03_exercises04.txt' &amp;&amp; git commit -m '第03章 : 練習問題04' --date 2023/09/21" calcext:value-type="string">
            <text:p>git add 'chapter03_exercises04.txt' &amp;&amp; git commit -m '第03章 : 練習問題04' --date 2023/09/21</text:p>
          </table:table-cell>
        </table:table-row>
        <table:table-row table:style-name="ro2">
          <table:table-cell/>
          <table:table-cell office:value-type="string" calcext:value-type="string">
            <text:p>2023/09/22</text:p>
          </table:table-cell>
          <table:table-cell office:value-type="string" calcext:value-type="string">
            <text:p>chapter03_exercises05.txt</text:p>
          </table:table-cell>
          <table:table-cell table:formula="of:=&quot;第&quot;&amp;MID([.C18];8;2)&amp;&quot;章 : 練習問題&quot;&amp;MID([.C18];20;2)" office:value-type="string" office:string-value="第03章 : 練習問題05" calcext:value-type="string">
            <text:p>第03章 : 練習問題05</text:p>
          </table:table-cell>
          <table:table-cell table:formula="of:=&quot;git add '&quot;&amp;[.C18]&amp;&quot;' &amp;&amp; git commit -m '&quot;&amp;[.D18]&amp;&quot;' --date &quot; &amp; [.B18]" office:value-type="string" office:string-value="git add 'chapter03_exercises05.txt' &amp;&amp; git commit -m '第03章 : 練習問題05' --date 2023/09/22" calcext:value-type="string">
            <text:p>git add 'chapter03_exercises05.txt' &amp;&amp; git commit -m '第03章 : 練習問題05' --date 2023/09/22</text:p>
          </table:table-cell>
        </table:table-row>
        <table:table-row table:style-name="ro2">
          <table:table-cell/>
          <table:table-cell office:value-type="string" calcext:value-type="string">
            <text:p>2023/09/23</text:p>
          </table:table-cell>
          <table:table-cell office:value-type="string" calcext:value-type="string">
            <text:p>chapter03_exercises06.txt</text:p>
          </table:table-cell>
          <table:table-cell table:formula="of:=&quot;第&quot;&amp;MID([.C19];8;2)&amp;&quot;章 : 練習問題&quot;&amp;MID([.C19];20;2)" office:value-type="string" office:string-value="第03章 : 練習問題06" calcext:value-type="string">
            <text:p>第03章 : 練習問題06</text:p>
          </table:table-cell>
          <table:table-cell table:formula="of:=&quot;git add '&quot;&amp;[.C19]&amp;&quot;' &amp;&amp; git commit -m '&quot;&amp;[.D19]&amp;&quot;' --date &quot; &amp; [.B19]" office:value-type="string" office:string-value="git add 'chapter03_exercises06.txt' &amp;&amp; git commit -m '第03章 : 練習問題06' --date 2023/09/23" calcext:value-type="string">
            <text:p>git add 'chapter03_exercises06.txt' &amp;&amp; git commit -m '第03章 : 練習問題06' --date 2023/09/23</text:p>
          </table:table-cell>
        </table:table-row>
        <table:table-row table:style-name="ro2">
          <table:table-cell/>
          <table:table-cell office:value-type="string" calcext:value-type="string">
            <text:p>2023/09/24</text:p>
          </table:table-cell>
          <table:table-cell office:value-type="string" calcext:value-type="string">
            <text:p>chapter03_exercises07.txt</text:p>
          </table:table-cell>
          <table:table-cell table:formula="of:=&quot;第&quot;&amp;MID([.C20];8;2)&amp;&quot;章 : 練習問題&quot;&amp;MID([.C20];20;2)" office:value-type="string" office:string-value="第03章 : 練習問題07" calcext:value-type="string">
            <text:p>第03章 : 練習問題07</text:p>
          </table:table-cell>
          <table:table-cell table:formula="of:=&quot;git add '&quot;&amp;[.C20]&amp;&quot;' &amp;&amp; git commit -m '&quot;&amp;[.D20]&amp;&quot;' --date &quot; &amp; [.B20]" office:value-type="string" office:string-value="git add 'chapter03_exercises07.txt' &amp;&amp; git commit -m '第03章 : 練習問題07' --date 2023/09/24" calcext:value-type="string">
            <text:p>git add 'chapter03_exercises07.txt' &amp;&amp; git commit -m '第03章 : 練習問題07' --date 2023/09/24</text:p>
          </table:table-cell>
        </table:table-row>
        <table:table-row table:style-name="ro2">
          <table:table-cell/>
          <table:table-cell office:value-type="string" calcext:value-type="string">
            <text:p>2023/09/25</text:p>
          </table:table-cell>
          <table:table-cell office:value-type="string" calcext:value-type="string">
            <text:p>chapter03_exercises08.txt</text:p>
          </table:table-cell>
          <table:table-cell table:formula="of:=&quot;第&quot;&amp;MID([.C21];8;2)&amp;&quot;章 : 練習問題&quot;&amp;MID([.C21];20;2)" office:value-type="string" office:string-value="第03章 : 練習問題08" calcext:value-type="string">
            <text:p>第03章 : 練習問題08</text:p>
          </table:table-cell>
          <table:table-cell table:formula="of:=&quot;git add '&quot;&amp;[.C21]&amp;&quot;' &amp;&amp; git commit -m '&quot;&amp;[.D21]&amp;&quot;' --date &quot; &amp; [.B21]" office:value-type="string" office:string-value="git add 'chapter03_exercises08.txt' &amp;&amp; git commit -m '第03章 : 練習問題08' --date 2023/09/25" calcext:value-type="string">
            <text:p>git add 'chapter03_exercises08.txt' &amp;&amp; git commit -m '第03章 : 練習問題08' --date 2023/09/25</text:p>
          </table:table-cell>
        </table:table-row>
        <table:table-row table:style-name="ro2">
          <table:table-cell/>
          <table:table-cell office:value-type="string" calcext:value-type="string">
            <text:p>2023/09/26</text:p>
          </table:table-cell>
          <table:table-cell office:value-type="string" calcext:value-type="string">
            <text:p>chapter03_exercises09.txt</text:p>
          </table:table-cell>
          <table:table-cell table:formula="of:=&quot;第&quot;&amp;MID([.C22];8;2)&amp;&quot;章 : 練習問題&quot;&amp;MID([.C22];20;2)" office:value-type="string" office:string-value="第03章 : 練習問題09" calcext:value-type="string">
            <text:p>第03章 : 練習問題09</text:p>
          </table:table-cell>
          <table:table-cell table:formula="of:=&quot;git add '&quot;&amp;[.C22]&amp;&quot;' &amp;&amp; git commit -m '&quot;&amp;[.D22]&amp;&quot;' --date &quot; &amp; [.B22]" office:value-type="string" office:string-value="git add 'chapter03_exercises09.txt' &amp;&amp; git commit -m '第03章 : 練習問題09' --date 2023/09/26" calcext:value-type="string">
            <text:p>git add 'chapter03_exercises09.txt' &amp;&amp; git commit -m '第03章 : 練習問題09' --date 2023/09/26</text:p>
          </table:table-cell>
        </table:table-row>
        <table:table-row table:style-name="ro2">
          <table:table-cell/>
          <table:table-cell office:value-type="string" calcext:value-type="string">
            <text:p>2023/09/27</text:p>
          </table:table-cell>
          <table:table-cell office:value-type="string" calcext:value-type="string">
            <text:p>chapter03_exercises10.txt</text:p>
          </table:table-cell>
          <table:table-cell table:formula="of:=&quot;第&quot;&amp;MID([.C23];8;2)&amp;&quot;章 : 練習問題&quot;&amp;MID([.C23];20;2)" office:value-type="string" office:string-value="第03章 : 練習問題10" calcext:value-type="string">
            <text:p>第03章 : 練習問題10</text:p>
          </table:table-cell>
          <table:table-cell table:formula="of:=&quot;git add '&quot;&amp;[.C23]&amp;&quot;' &amp;&amp; git commit -m '&quot;&amp;[.D23]&amp;&quot;' --date &quot; &amp; [.B23]" office:value-type="string" office:string-value="git add 'chapter03_exercises10.txt' &amp;&amp; git commit -m '第03章 : 練習問題10' --date 2023/09/27" calcext:value-type="string">
            <text:p>git add 'chapter03_exercises10.txt' &amp;&amp; git commit -m '第03章 : 練習問題10' --date 2023/09/27</text:p>
          </table:table-cell>
        </table:table-row>
        <table:table-row table:style-name="ro2">
          <table:table-cell/>
          <table:table-cell office:value-type="string" calcext:value-type="string">
            <text:p>2023/09/28</text:p>
          </table:table-cell>
          <table:table-cell office:value-type="string" calcext:value-type="string">
            <text:p>chapter03_exercises11.txt</text:p>
          </table:table-cell>
          <table:table-cell table:formula="of:=&quot;第&quot;&amp;MID([.C24];8;2)&amp;&quot;章 : 練習問題&quot;&amp;MID([.C24];20;2)" office:value-type="string" office:string-value="第03章 : 練習問題11" calcext:value-type="string">
            <text:p>第03章 : 練習問題11</text:p>
          </table:table-cell>
          <table:table-cell table:formula="of:=&quot;git add '&quot;&amp;[.C24]&amp;&quot;' &amp;&amp; git commit -m '&quot;&amp;[.D24]&amp;&quot;' --date &quot; &amp; [.B24]" office:value-type="string" office:string-value="git add 'chapter03_exercises11.txt' &amp;&amp; git commit -m '第03章 : 練習問題11' --date 2023/09/28" calcext:value-type="string">
            <text:p>git add 'chapter03_exercises11.txt' &amp;&amp; git commit -m '第03章 : 練習問題11' --date 2023/09/28</text:p>
          </table:table-cell>
        </table:table-row>
        <table:table-row table:style-name="ro2">
          <table:table-cell/>
          <table:table-cell office:value-type="string" calcext:value-type="string">
            <text:p>2023/09/29</text:p>
          </table:table-cell>
          <table:table-cell office:value-type="string" calcext:value-type="string">
            <text:p>chapter04_exercises01.txt</text:p>
          </table:table-cell>
          <table:table-cell table:formula="of:=&quot;第&quot;&amp;MID([.C25];8;2)&amp;&quot;章 : 練習問題&quot;&amp;MID([.C25];20;2)" office:value-type="string" office:string-value="第04章 : 練習問題01" calcext:value-type="string">
            <text:p>第04章 : 練習問題01</text:p>
          </table:table-cell>
          <table:table-cell table:formula="of:=&quot;git add '&quot;&amp;[.C25]&amp;&quot;' &amp;&amp; git commit -m '&quot;&amp;[.D25]&amp;&quot;' --date &quot; &amp; [.B25]" office:value-type="string" office:string-value="git add 'chapter04_exercises01.txt' &amp;&amp; git commit -m '第04章 : 練習問題01' --date 2023/09/29" calcext:value-type="string">
            <text:p>git add 'chapter04_exercises01.txt' &amp;&amp; git commit -m '第04章 : 練習問題01' --date 2023/09/29</text:p>
          </table:table-cell>
        </table:table-row>
        <table:table-row table:style-name="ro2">
          <table:table-cell/>
          <table:table-cell office:value-type="string" calcext:value-type="string">
            <text:p>2023/09/30</text:p>
          </table:table-cell>
          <table:table-cell office:value-type="string" calcext:value-type="string">
            <text:p>chapter04_exercises02.txt</text:p>
          </table:table-cell>
          <table:table-cell table:formula="of:=&quot;第&quot;&amp;MID([.C26];8;2)&amp;&quot;章 : 練習問題&quot;&amp;MID([.C26];20;2)" office:value-type="string" office:string-value="第04章 : 練習問題02" calcext:value-type="string">
            <text:p>第04章 : 練習問題02</text:p>
          </table:table-cell>
          <table:table-cell table:formula="of:=&quot;git add '&quot;&amp;[.C26]&amp;&quot;' &amp;&amp; git commit -m '&quot;&amp;[.D26]&amp;&quot;' --date &quot; &amp; [.B26]" office:value-type="string" office:string-value="git add 'chapter04_exercises02.txt' &amp;&amp; git commit -m '第04章 : 練習問題02' --date 2023/09/30" calcext:value-type="string">
            <text:p>git add 'chapter04_exercises02.txt' &amp;&amp; git commit -m '第04章 : 練習問題02' --date 2023/09/30</text:p>
          </table:table-cell>
        </table:table-row>
        <table:table-row table:style-name="ro2">
          <table:table-cell/>
          <table:table-cell office:value-type="string" calcext:value-type="string">
            <text:p>2023/10/01</text:p>
          </table:table-cell>
          <table:table-cell office:value-type="string" calcext:value-type="string">
            <text:p>chapter04_exercises03.txt</text:p>
          </table:table-cell>
          <table:table-cell table:formula="of:=&quot;第&quot;&amp;MID([.C27];8;2)&amp;&quot;章 : 練習問題&quot;&amp;MID([.C27];20;2)" office:value-type="string" office:string-value="第04章 : 練習問題03" calcext:value-type="string">
            <text:p>第04章 : 練習問題03</text:p>
          </table:table-cell>
          <table:table-cell table:formula="of:=&quot;git add '&quot;&amp;[.C27]&amp;&quot;' &amp;&amp; git commit -m '&quot;&amp;[.D27]&amp;&quot;' --date &quot; &amp; [.B27]" office:value-type="string" office:string-value="git add 'chapter04_exercises03.txt' &amp;&amp; git commit -m '第04章 : 練習問題03' --date 2023/10/01" calcext:value-type="string">
            <text:p>git add 'chapter04_exercises03.txt' &amp;&amp; git commit -m '第04章 : 練習問題03' --date 2023/10/01</text:p>
          </table:table-cell>
        </table:table-row>
        <table:table-row table:style-name="ro2">
          <table:table-cell/>
          <table:table-cell office:value-type="string" calcext:value-type="string">
            <text:p>2023/10/02</text:p>
          </table:table-cell>
          <table:table-cell office:value-type="string" calcext:value-type="string">
            <text:p>chapter04_exercises04.txt</text:p>
          </table:table-cell>
          <table:table-cell table:formula="of:=&quot;第&quot;&amp;MID([.C28];8;2)&amp;&quot;章 : 練習問題&quot;&amp;MID([.C28];20;2)" office:value-type="string" office:string-value="第04章 : 練習問題04" calcext:value-type="string">
            <text:p>第04章 : 練習問題04</text:p>
          </table:table-cell>
          <table:table-cell table:formula="of:=&quot;git add '&quot;&amp;[.C28]&amp;&quot;' &amp;&amp; git commit -m '&quot;&amp;[.D28]&amp;&quot;' --date &quot; &amp; [.B28]" office:value-type="string" office:string-value="git add 'chapter04_exercises04.txt' &amp;&amp; git commit -m '第04章 : 練習問題04' --date 2023/10/02" calcext:value-type="string">
            <text:p>git add 'chapter04_exercises04.txt' &amp;&amp; git commit -m '第04章 : 練習問題04' --date 2023/10/02</text:p>
          </table:table-cell>
        </table:table-row>
        <table:table-row table:style-name="ro2">
          <table:table-cell/>
          <table:table-cell office:value-type="string" calcext:value-type="string">
            <text:p>2023/10/03</text:p>
          </table:table-cell>
          <table:table-cell office:value-type="string" calcext:value-type="string">
            <text:p>chapter04_exercises05.txt</text:p>
          </table:table-cell>
          <table:table-cell table:formula="of:=&quot;第&quot;&amp;MID([.C29];8;2)&amp;&quot;章 : 練習問題&quot;&amp;MID([.C29];20;2)" office:value-type="string" office:string-value="第04章 : 練習問題05" calcext:value-type="string">
            <text:p>第04章 : 練習問題05</text:p>
          </table:table-cell>
          <table:table-cell table:formula="of:=&quot;git add '&quot;&amp;[.C29]&amp;&quot;' &amp;&amp; git commit -m '&quot;&amp;[.D29]&amp;&quot;' --date &quot; &amp; [.B29]" office:value-type="string" office:string-value="git add 'chapter04_exercises05.txt' &amp;&amp; git commit -m '第04章 : 練習問題05' --date 2023/10/03" calcext:value-type="string">
            <text:p>git add 'chapter04_exercises05.txt' &amp;&amp; git commit -m '第04章 : 練習問題05' --date 2023/10/03</text:p>
          </table:table-cell>
        </table:table-row>
        <table:table-row table:style-name="ro2">
          <table:table-cell/>
          <table:table-cell office:value-type="string" calcext:value-type="string">
            <text:p>2023/10/04</text:p>
          </table:table-cell>
          <table:table-cell office:value-type="string" calcext:value-type="string">
            <text:p>chapter04_exercises06.txt</text:p>
          </table:table-cell>
          <table:table-cell table:formula="of:=&quot;第&quot;&amp;MID([.C30];8;2)&amp;&quot;章 : 練習問題&quot;&amp;MID([.C30];20;2)" office:value-type="string" office:string-value="第04章 : 練習問題06" calcext:value-type="string">
            <text:p>第04章 : 練習問題06</text:p>
          </table:table-cell>
          <table:table-cell table:formula="of:=&quot;git add '&quot;&amp;[.C30]&amp;&quot;' &amp;&amp; git commit -m '&quot;&amp;[.D30]&amp;&quot;' --date &quot; &amp; [.B30]" office:value-type="string" office:string-value="git add 'chapter04_exercises06.txt' &amp;&amp; git commit -m '第04章 : 練習問題06' --date 2023/10/04" calcext:value-type="string">
            <text:p>git add 'chapter04_exercises06.txt' &amp;&amp; git commit -m '第04章 : 練習問題06' --date 2023/10/04</text:p>
          </table:table-cell>
        </table:table-row>
        <table:table-row table:style-name="ro2">
          <table:table-cell/>
          <table:table-cell office:value-type="string" calcext:value-type="string">
            <text:p>2023/10/05</text:p>
          </table:table-cell>
          <table:table-cell office:value-type="string" calcext:value-type="string">
            <text:p>chapter04_exercises07.txt</text:p>
          </table:table-cell>
          <table:table-cell table:formula="of:=&quot;第&quot;&amp;MID([.C31];8;2)&amp;&quot;章 : 練習問題&quot;&amp;MID([.C31];20;2)" office:value-type="string" office:string-value="第04章 : 練習問題07" calcext:value-type="string">
            <text:p>第04章 : 練習問題07</text:p>
          </table:table-cell>
          <table:table-cell table:formula="of:=&quot;git add '&quot;&amp;[.C31]&amp;&quot;' &amp;&amp; git commit -m '&quot;&amp;[.D31]&amp;&quot;' --date &quot; &amp; [.B31]" office:value-type="string" office:string-value="git add 'chapter04_exercises07.txt' &amp;&amp; git commit -m '第04章 : 練習問題07' --date 2023/10/05" calcext:value-type="string">
            <text:p>git add 'chapter04_exercises07.txt' &amp;&amp; git commit -m '第04章 : 練習問題07' --date 2023/10/05</text:p>
          </table:table-cell>
        </table:table-row>
        <table:table-row table:style-name="ro2">
          <table:table-cell/>
          <table:table-cell office:value-type="string" calcext:value-type="string">
            <text:p>2023/10/06</text:p>
          </table:table-cell>
          <table:table-cell office:value-type="string" calcext:value-type="string">
            <text:p>chapter04_exercises08.txt</text:p>
          </table:table-cell>
          <table:table-cell table:formula="of:=&quot;第&quot;&amp;MID([.C32];8;2)&amp;&quot;章 : 練習問題&quot;&amp;MID([.C32];20;2)" office:value-type="string" office:string-value="第04章 : 練習問題08" calcext:value-type="string">
            <text:p>第04章 : 練習問題08</text:p>
          </table:table-cell>
          <table:table-cell table:formula="of:=&quot;git add '&quot;&amp;[.C32]&amp;&quot;' &amp;&amp; git commit -m '&quot;&amp;[.D32]&amp;&quot;' --date &quot; &amp; [.B32]" office:value-type="string" office:string-value="git add 'chapter04_exercises08.txt' &amp;&amp; git commit -m '第04章 : 練習問題08' --date 2023/10/06" calcext:value-type="string">
            <text:p>git add 'chapter04_exercises08.txt' &amp;&amp; git commit -m '第04章 : 練習問題08' --date 2023/10/06</text:p>
          </table:table-cell>
        </table:table-row>
        <table:table-row table:style-name="ro2">
          <table:table-cell/>
          <table:table-cell office:value-type="string" calcext:value-type="string">
            <text:p>2023/10/07</text:p>
          </table:table-cell>
          <table:table-cell office:value-type="string" calcext:value-type="string">
            <text:p>chapter04_exercises09.txt</text:p>
          </table:table-cell>
          <table:table-cell table:formula="of:=&quot;第&quot;&amp;MID([.C33];8;2)&amp;&quot;章 : 練習問題&quot;&amp;MID([.C33];20;2)" office:value-type="string" office:string-value="第04章 : 練習問題09" calcext:value-type="string">
            <text:p>第04章 : 練習問題09</text:p>
          </table:table-cell>
          <table:table-cell table:formula="of:=&quot;git add '&quot;&amp;[.C33]&amp;&quot;' &amp;&amp; git commit -m '&quot;&amp;[.D33]&amp;&quot;' --date &quot; &amp; [.B33]" office:value-type="string" office:string-value="git add 'chapter04_exercises09.txt' &amp;&amp; git commit -m '第04章 : 練習問題09' --date 2023/10/07" calcext:value-type="string">
            <text:p>git add 'chapter04_exercises09.txt' &amp;&amp; git commit -m '第04章 : 練習問題09' --date 2023/10/07</text:p>
          </table:table-cell>
        </table:table-row>
        <table:table-row table:style-name="ro2">
          <table:table-cell/>
          <table:table-cell office:value-type="string" calcext:value-type="string">
            <text:p>2023/10/08</text:p>
          </table:table-cell>
          <table:table-cell office:value-type="string" calcext:value-type="string">
            <text:p>chapter04_exercises10.txt</text:p>
          </table:table-cell>
          <table:table-cell table:formula="of:=&quot;第&quot;&amp;MID([.C34];8;2)&amp;&quot;章 : 練習問題&quot;&amp;MID([.C34];20;2)" office:value-type="string" office:string-value="第04章 : 練習問題10" calcext:value-type="string">
            <text:p>第04章 : 練習問題10</text:p>
          </table:table-cell>
          <table:table-cell table:formula="of:=&quot;git add '&quot;&amp;[.C34]&amp;&quot;' &amp;&amp; git commit -m '&quot;&amp;[.D34]&amp;&quot;' --date &quot; &amp; [.B34]" office:value-type="string" office:string-value="git add 'chapter04_exercises10.txt' &amp;&amp; git commit -m '第04章 : 練習問題10' --date 2023/10/08" calcext:value-type="string">
            <text:p>git add 'chapter04_exercises10.txt' &amp;&amp; git commit -m '第04章 : 練習問題10' --date 2023/10/08</text:p>
          </table:table-cell>
        </table:table-row>
        <table:table-row table:style-name="ro2">
          <table:table-cell/>
          <table:table-cell office:value-type="string" calcext:value-type="string">
            <text:p>2023/10/09</text:p>
          </table:table-cell>
          <table:table-cell office:value-type="string" calcext:value-type="string">
            <text:p>chapter04_exercises11.txt</text:p>
          </table:table-cell>
          <table:table-cell table:formula="of:=&quot;第&quot;&amp;MID([.C35];8;2)&amp;&quot;章 : 練習問題&quot;&amp;MID([.C35];20;2)" office:value-type="string" office:string-value="第04章 : 練習問題11" calcext:value-type="string">
            <text:p>第04章 : 練習問題11</text:p>
          </table:table-cell>
          <table:table-cell table:formula="of:=&quot;git add '&quot;&amp;[.C35]&amp;&quot;' &amp;&amp; git commit -m '&quot;&amp;[.D35]&amp;&quot;' --date &quot; &amp; [.B35]" office:value-type="string" office:string-value="git add 'chapter04_exercises11.txt' &amp;&amp; git commit -m '第04章 : 練習問題11' --date 2023/10/09" calcext:value-type="string">
            <text:p>git add 'chapter04_exercises11.txt' &amp;&amp; git commit -m '第04章 : 練習問題11' --date 2023/10/09</text:p>
          </table:table-cell>
        </table:table-row>
        <table:table-row table:style-name="ro2">
          <table:table-cell/>
          <table:table-cell office:value-type="string" calcext:value-type="string">
            <text:p>2023/10/10</text:p>
          </table:table-cell>
          <table:table-cell office:value-type="string" calcext:value-type="string">
            <text:p>chapter04_exercises12.txt</text:p>
          </table:table-cell>
          <table:table-cell table:formula="of:=&quot;第&quot;&amp;MID([.C36];8;2)&amp;&quot;章 : 練習問題&quot;&amp;MID([.C36];20;2)" office:value-type="string" office:string-value="第04章 : 練習問題12" calcext:value-type="string">
            <text:p>第04章 : 練習問題12</text:p>
          </table:table-cell>
          <table:table-cell table:formula="of:=&quot;git add '&quot;&amp;[.C36]&amp;&quot;' &amp;&amp; git commit -m '&quot;&amp;[.D36]&amp;&quot;' --date &quot; &amp; [.B36]" office:value-type="string" office:string-value="git add 'chapter04_exercises12.txt' &amp;&amp; git commit -m '第04章 : 練習問題12' --date 2023/10/10" calcext:value-type="string">
            <text:p>git add 'chapter04_exercises12.txt' &amp;&amp; git commit -m '第04章 : 練習問題12' --date 2023/10/10</text:p>
          </table:table-cell>
        </table:table-row>
        <table:table-row table:style-name="ro2">
          <table:table-cell/>
          <table:table-cell office:value-type="string" calcext:value-type="string">
            <text:p>2023/10/11</text:p>
          </table:table-cell>
          <table:table-cell office:value-type="string" calcext:value-type="string">
            <text:p>chapter04_exercises13.txt</text:p>
          </table:table-cell>
          <table:table-cell table:formula="of:=&quot;第&quot;&amp;MID([.C37];8;2)&amp;&quot;章 : 練習問題&quot;&amp;MID([.C37];20;2)" office:value-type="string" office:string-value="第04章 : 練習問題13" calcext:value-type="string">
            <text:p>第04章 : 練習問題13</text:p>
          </table:table-cell>
          <table:table-cell table:formula="of:=&quot;git add '&quot;&amp;[.C37]&amp;&quot;' &amp;&amp; git commit -m '&quot;&amp;[.D37]&amp;&quot;' --date &quot; &amp; [.B37]" office:value-type="string" office:string-value="git add 'chapter04_exercises13.txt' &amp;&amp; git commit -m '第04章 : 練習問題13' --date 2023/10/11" calcext:value-type="string">
            <text:p>git add 'chapter04_exercises13.txt' &amp;&amp; git commit -m '第04章 : 練習問題13' --date 2023/10/11</text:p>
          </table:table-cell>
        </table:table-row>
        <table:table-row table:style-name="ro2">
          <table:table-cell/>
          <table:table-cell office:value-type="string" calcext:value-type="string">
            <text:p>2023/10/12</text:p>
          </table:table-cell>
          <table:table-cell office:value-type="string" calcext:value-type="string">
            <text:p>chapter05_exercises01.txt</text:p>
          </table:table-cell>
          <table:table-cell table:formula="of:=&quot;第&quot;&amp;MID([.C38];8;2)&amp;&quot;章 : 練習問題&quot;&amp;MID([.C38];20;2)" office:value-type="string" office:string-value="第05章 : 練習問題01" calcext:value-type="string">
            <text:p>第05章 : 練習問題01</text:p>
          </table:table-cell>
          <table:table-cell table:formula="of:=&quot;git add '&quot;&amp;[.C38]&amp;&quot;' &amp;&amp; git commit -m '&quot;&amp;[.D38]&amp;&quot;' --date &quot; &amp; [.B38]" office:value-type="string" office:string-value="git add 'chapter05_exercises01.txt' &amp;&amp; git commit -m '第05章 : 練習問題01' --date 2023/10/12" calcext:value-type="string">
            <text:p>git add 'chapter05_exercises01.txt' &amp;&amp; git commit -m '第05章 : 練習問題01' --date 2023/10/12</text:p>
          </table:table-cell>
        </table:table-row>
        <table:table-row table:style-name="ro2">
          <table:table-cell/>
          <table:table-cell office:value-type="string" calcext:value-type="string">
            <text:p>2023/10/13</text:p>
          </table:table-cell>
          <table:table-cell office:value-type="string" calcext:value-type="string">
            <text:p>chapter05_exercises02.txt</text:p>
          </table:table-cell>
          <table:table-cell table:formula="of:=&quot;第&quot;&amp;MID([.C39];8;2)&amp;&quot;章 : 練習問題&quot;&amp;MID([.C39];20;2)" office:value-type="string" office:string-value="第05章 : 練習問題02" calcext:value-type="string">
            <text:p>第05章 : 練習問題02</text:p>
          </table:table-cell>
          <table:table-cell table:formula="of:=&quot;git add '&quot;&amp;[.C39]&amp;&quot;' &amp;&amp; git commit -m '&quot;&amp;[.D39]&amp;&quot;' --date &quot; &amp; [.B39]" office:value-type="string" office:string-value="git add 'chapter05_exercises02.txt' &amp;&amp; git commit -m '第05章 : 練習問題02' --date 2023/10/13" calcext:value-type="string">
            <text:p>git add 'chapter05_exercises02.txt' &amp;&amp; git commit -m '第05章 : 練習問題02' --date 2023/10/13</text:p>
          </table:table-cell>
        </table:table-row>
        <table:table-row table:style-name="ro2">
          <table:table-cell/>
          <table:table-cell office:value-type="string" calcext:value-type="string">
            <text:p>2023/10/14</text:p>
          </table:table-cell>
          <table:table-cell office:value-type="string" calcext:value-type="string">
            <text:p>chapter05_exercises03.txt</text:p>
          </table:table-cell>
          <table:table-cell table:formula="of:=&quot;第&quot;&amp;MID([.C40];8;2)&amp;&quot;章 : 練習問題&quot;&amp;MID([.C40];20;2)" office:value-type="string" office:string-value="第05章 : 練習問題03" calcext:value-type="string">
            <text:p>第05章 : 練習問題03</text:p>
          </table:table-cell>
          <table:table-cell table:formula="of:=&quot;git add '&quot;&amp;[.C40]&amp;&quot;' &amp;&amp; git commit -m '&quot;&amp;[.D40]&amp;&quot;' --date &quot; &amp; [.B40]" office:value-type="string" office:string-value="git add 'chapter05_exercises03.txt' &amp;&amp; git commit -m '第05章 : 練習問題03' --date 2023/10/14" calcext:value-type="string">
            <text:p>git add 'chapter05_exercises03.txt' &amp;&amp; git commit -m '第05章 : 練習問題03' --date 2023/10/14</text:p>
          </table:table-cell>
        </table:table-row>
        <table:table-row table:style-name="ro2">
          <table:table-cell/>
          <table:table-cell office:value-type="string" calcext:value-type="string">
            <text:p>2023/10/15</text:p>
          </table:table-cell>
          <table:table-cell office:value-type="string" calcext:value-type="string">
            <text:p>chapter06_exercises01.pdf</text:p>
          </table:table-cell>
          <table:table-cell table:formula="of:=&quot;第&quot;&amp;MID([.C41];8;2)&amp;&quot;章 : 練習問題&quot;&amp;MID([.C41];20;2)" office:value-type="string" office:string-value="第06章 : 練習問題01" calcext:value-type="string">
            <text:p>第06章 : 練習問題01</text:p>
          </table:table-cell>
          <table:table-cell table:formula="of:=&quot;git add '&quot;&amp;[.C41]&amp;&quot;' &amp;&amp; git commit -m '&quot;&amp;[.D41]&amp;&quot;' --date &quot; &amp; [.B41]" office:value-type="string" office:string-value="git add 'chapter06_exercises01.pdf' &amp;&amp; git commit -m '第06章 : 練習問題01' --date 2023/10/15" calcext:value-type="string">
            <text:p>git add 'chapter06_exercises01.pdf' &amp;&amp; git commit -m '第06章 : 練習問題01' --date 2023/10/15</text:p>
          </table:table-cell>
        </table:table-row>
        <table:table-row table:style-name="ro2">
          <table:table-cell/>
          <table:table-cell office:value-type="string" calcext:value-type="string">
            <text:p>2023/10/16</text:p>
          </table:table-cell>
          <table:table-cell office:value-type="string" calcext:value-type="string">
            <text:p>chapter06_exercises02.pdf</text:p>
          </table:table-cell>
          <table:table-cell table:formula="of:=&quot;第&quot;&amp;MID([.C42];8;2)&amp;&quot;章 : 練習問題&quot;&amp;MID([.C42];20;2)" office:value-type="string" office:string-value="第06章 : 練習問題02" calcext:value-type="string">
            <text:p>第06章 : 練習問題02</text:p>
          </table:table-cell>
          <table:table-cell table:formula="of:=&quot;git add '&quot;&amp;[.C42]&amp;&quot;' &amp;&amp; git commit -m '&quot;&amp;[.D42]&amp;&quot;' --date &quot; &amp; [.B42]" office:value-type="string" office:string-value="git add 'chapter06_exercises02.pdf' &amp;&amp; git commit -m '第06章 : 練習問題02' --date 2023/10/16" calcext:value-type="string">
            <text:p>git add 'chapter06_exercises02.pdf' &amp;&amp; git commit -m '第06章 : 練習問題02' --date 2023/10/16</text:p>
          </table:table-cell>
        </table:table-row>
        <table:table-row table:style-name="ro2">
          <table:table-cell/>
          <table:table-cell office:value-type="string" calcext:value-type="string">
            <text:p>2023/10/17</text:p>
          </table:table-cell>
          <table:table-cell office:value-type="string" calcext:value-type="string">
            <text:p>chapter06_exercises03.txt</text:p>
          </table:table-cell>
          <table:table-cell table:formula="of:=&quot;第&quot;&amp;MID([.C43];8;2)&amp;&quot;章 : 練習問題&quot;&amp;MID([.C43];20;2)" office:value-type="string" office:string-value="第06章 : 練習問題03" calcext:value-type="string">
            <text:p>第06章 : 練習問題03</text:p>
          </table:table-cell>
          <table:table-cell table:formula="of:=&quot;git add '&quot;&amp;[.C43]&amp;&quot;' &amp;&amp; git commit -m '&quot;&amp;[.D43]&amp;&quot;' --date &quot; &amp; [.B43]" office:value-type="string" office:string-value="git add 'chapter06_exercises03.txt' &amp;&amp; git commit -m '第06章 : 練習問題03' --date 2023/10/17" calcext:value-type="string">
            <text:p>git add 'chapter06_exercises03.txt' &amp;&amp; git commit -m '第06章 : 練習問題03' --date 2023/10/17</text:p>
          </table:table-cell>
        </table:table-row>
        <table:table-row table:style-name="ro2">
          <table:table-cell/>
          <table:table-cell office:value-type="string" calcext:value-type="string">
            <text:p>2023/10/18</text:p>
          </table:table-cell>
          <table:table-cell office:value-type="string" calcext:value-type="string">
            <text:p>chapter06_exercises04.pdf</text:p>
          </table:table-cell>
          <table:table-cell table:formula="of:=&quot;第&quot;&amp;MID([.C44];8;2)&amp;&quot;章 : 練習問題&quot;&amp;MID([.C44];20;2)" office:value-type="string" office:string-value="第06章 : 練習問題04" calcext:value-type="string">
            <text:p>第06章 : 練習問題04</text:p>
          </table:table-cell>
          <table:table-cell table:formula="of:=&quot;git add '&quot;&amp;[.C44]&amp;&quot;' &amp;&amp; git commit -m '&quot;&amp;[.D44]&amp;&quot;' --date &quot; &amp; [.B44]" office:value-type="string" office:string-value="git add 'chapter06_exercises04.pdf' &amp;&amp; git commit -m '第06章 : 練習問題04' --date 2023/10/18" calcext:value-type="string">
            <text:p>git add 'chapter06_exercises04.pdf' &amp;&amp; git commit -m '第06章 : 練習問題04' --date 2023/10/18</text:p>
          </table:table-cell>
        </table:table-row>
        <table:table-row table:style-name="ro2">
          <table:table-cell/>
          <table:table-cell office:value-type="string" calcext:value-type="string">
            <text:p>2023/10/19</text:p>
          </table:table-cell>
          <table:table-cell office:value-type="string" calcext:value-type="string">
            <text:p>chapter07_exercises01.pdf</text:p>
          </table:table-cell>
          <table:table-cell table:formula="of:=&quot;第&quot;&amp;MID([.C45];8;2)&amp;&quot;章 : 練習問題&quot;&amp;MID([.C45];20;2)" office:value-type="string" office:string-value="第07章 : 練習問題01" calcext:value-type="string">
            <text:p>第07章 : 練習問題01</text:p>
          </table:table-cell>
          <table:table-cell table:formula="of:=&quot;git add '&quot;&amp;[.C45]&amp;&quot;' &amp;&amp; git commit -m '&quot;&amp;[.D45]&amp;&quot;' --date &quot; &amp; [.B45]" office:value-type="string" office:string-value="git add 'chapter07_exercises01.pdf' &amp;&amp; git commit -m '第07章 : 練習問題01' --date 2023/10/19" calcext:value-type="string">
            <text:p>git add 'chapter07_exercises01.pdf' &amp;&amp; git commit -m '第07章 : 練習問題01' --date 2023/10/19</text:p>
          </table:table-cell>
        </table:table-row>
        <table:table-row table:style-name="ro2">
          <table:table-cell/>
          <table:table-cell office:value-type="string" calcext:value-type="string">
            <text:p>2023/10/20</text:p>
          </table:table-cell>
          <table:table-cell office:value-type="string" calcext:value-type="string">
            <text:p>chapter07_exercises02.pdf</text:p>
          </table:table-cell>
          <table:table-cell table:formula="of:=&quot;第&quot;&amp;MID([.C46];8;2)&amp;&quot;章 : 練習問題&quot;&amp;MID([.C46];20;2)" office:value-type="string" office:string-value="第07章 : 練習問題02" calcext:value-type="string">
            <text:p>第07章 : 練習問題02</text:p>
          </table:table-cell>
          <table:table-cell table:formula="of:=&quot;git add '&quot;&amp;[.C46]&amp;&quot;' &amp;&amp; git commit -m '&quot;&amp;[.D46]&amp;&quot;' --date &quot; &amp; [.B46]" office:value-type="string" office:string-value="git add 'chapter07_exercises02.pdf' &amp;&amp; git commit -m '第07章 : 練習問題02' --date 2023/10/20" calcext:value-type="string">
            <text:p>git add 'chapter07_exercises02.pdf' &amp;&amp; git commit -m '第07章 : 練習問題02' --date 2023/10/20</text:p>
          </table:table-cell>
        </table:table-row>
        <table:table-row table:style-name="ro2">
          <table:table-cell/>
          <table:table-cell office:value-type="string" calcext:value-type="string">
            <text:p>2023/10/21</text:p>
          </table:table-cell>
          <table:table-cell office:value-type="string" calcext:value-type="string">
            <text:p>chapter07_exercises03.pdf</text:p>
          </table:table-cell>
          <table:table-cell table:formula="of:=&quot;第&quot;&amp;MID([.C47];8;2)&amp;&quot;章 : 練習問題&quot;&amp;MID([.C47];20;2)" office:value-type="string" office:string-value="第07章 : 練習問題03" calcext:value-type="string">
            <text:p>第07章 : 練習問題03</text:p>
          </table:table-cell>
          <table:table-cell table:formula="of:=&quot;git add '&quot;&amp;[.C47]&amp;&quot;' &amp;&amp; git commit -m '&quot;&amp;[.D47]&amp;&quot;' --date &quot; &amp; [.B47]" office:value-type="string" office:string-value="git add 'chapter07_exercises03.pdf' &amp;&amp; git commit -m '第07章 : 練習問題03' --date 2023/10/21" calcext:value-type="string">
            <text:p>git add 'chapter07_exercises03.pdf' &amp;&amp; git commit -m '第07章 : 練習問題03' --date 2023/10/21</text:p>
          </table:table-cell>
        </table:table-row>
        <table:table-row table:style-name="ro2">
          <table:table-cell/>
          <table:table-cell office:value-type="string" calcext:value-type="string">
            <text:p>2023/10/22</text:p>
          </table:table-cell>
          <table:table-cell office:value-type="string" calcext:value-type="string">
            <text:p>chapter07_exercises04.pdf</text:p>
          </table:table-cell>
          <table:table-cell table:formula="of:=&quot;第&quot;&amp;MID([.C48];8;2)&amp;&quot;章 : 練習問題&quot;&amp;MID([.C48];20;2)" office:value-type="string" office:string-value="第07章 : 練習問題04" calcext:value-type="string">
            <text:p>第07章 : 練習問題04</text:p>
          </table:table-cell>
          <table:table-cell table:formula="of:=&quot;git add '&quot;&amp;[.C48]&amp;&quot;' &amp;&amp; git commit -m '&quot;&amp;[.D48]&amp;&quot;' --date &quot; &amp; [.B48]" office:value-type="string" office:string-value="git add 'chapter07_exercises04.pdf' &amp;&amp; git commit -m '第07章 : 練習問題04' --date 2023/10/22" calcext:value-type="string">
            <text:p>git add 'chapter07_exercises04.pdf' &amp;&amp; git commit -m '第07章 : 練習問題04' --date 2023/10/22</text:p>
          </table:table-cell>
        </table:table-row>
        <table:table-row table:style-name="ro2">
          <table:table-cell/>
          <table:table-cell office:value-type="string" calcext:value-type="string">
            <text:p>2023/10/23</text:p>
          </table:table-cell>
          <table:table-cell office:value-type="string" calcext:value-type="string">
            <text:p>chapter07_exercises05.pdf</text:p>
          </table:table-cell>
          <table:table-cell table:formula="of:=&quot;第&quot;&amp;MID([.C49];8;2)&amp;&quot;章 : 練習問題&quot;&amp;MID([.C49];20;2)" office:value-type="string" office:string-value="第07章 : 練習問題05" calcext:value-type="string">
            <text:p>第07章 : 練習問題05</text:p>
          </table:table-cell>
          <table:table-cell table:formula="of:=&quot;git add '&quot;&amp;[.C49]&amp;&quot;' &amp;&amp; git commit -m '&quot;&amp;[.D49]&amp;&quot;' --date &quot; &amp; [.B49]" office:value-type="string" office:string-value="git add 'chapter07_exercises05.pdf' &amp;&amp; git commit -m '第07章 : 練習問題05' --date 2023/10/23" calcext:value-type="string">
            <text:p>git add 'chapter07_exercises05.pdf' &amp;&amp; git commit -m '第07章 : 練習問題05' --date 2023/10/23</text:p>
          </table:table-cell>
        </table:table-row>
        <table:table-row table:style-name="ro2">
          <table:table-cell/>
          <table:table-cell office:value-type="string" calcext:value-type="string">
            <text:p>2023/10/24</text:p>
          </table:table-cell>
          <table:table-cell office:value-type="string" calcext:value-type="string">
            <text:p>chapter07_exercises06.pdf</text:p>
          </table:table-cell>
          <table:table-cell table:formula="of:=&quot;第&quot;&amp;MID([.C50];8;2)&amp;&quot;章 : 練習問題&quot;&amp;MID([.C50];20;2)" office:value-type="string" office:string-value="第07章 : 練習問題06" calcext:value-type="string">
            <text:p>第07章 : 練習問題06</text:p>
          </table:table-cell>
          <table:table-cell table:formula="of:=&quot;git add '&quot;&amp;[.C50]&amp;&quot;' &amp;&amp; git commit -m '&quot;&amp;[.D50]&amp;&quot;' --date &quot; &amp; [.B50]" office:value-type="string" office:string-value="git add 'chapter07_exercises06.pdf' &amp;&amp; git commit -m '第07章 : 練習問題06' --date 2023/10/24" calcext:value-type="string">
            <text:p>git add 'chapter07_exercises06.pdf' &amp;&amp; git commit -m '第07章 : 練習問題06' --date 2023/10/24</text:p>
          </table:table-cell>
        </table:table-row>
        <table:table-row table:style-name="ro2">
          <table:table-cell/>
          <table:table-cell office:value-type="string" calcext:value-type="string">
            <text:p>2023/10/25</text:p>
          </table:table-cell>
          <table:table-cell office:value-type="string" calcext:value-type="string">
            <text:p>chapter07_exercises07.pdf</text:p>
          </table:table-cell>
          <table:table-cell table:formula="of:=&quot;第&quot;&amp;MID([.C51];8;2)&amp;&quot;章 : 練習問題&quot;&amp;MID([.C51];20;2)" office:value-type="string" office:string-value="第07章 : 練習問題07" calcext:value-type="string">
            <text:p>第07章 : 練習問題07</text:p>
          </table:table-cell>
          <table:table-cell table:formula="of:=&quot;git add '&quot;&amp;[.C51]&amp;&quot;' &amp;&amp; git commit -m '&quot;&amp;[.D51]&amp;&quot;' --date &quot; &amp; [.B51]" office:value-type="string" office:string-value="git add 'chapter07_exercises07.pdf' &amp;&amp; git commit -m '第07章 : 練習問題07' --date 2023/10/25" calcext:value-type="string">
            <text:p>git add 'chapter07_exercises07.pdf' &amp;&amp; git commit -m '第07章 : 練習問題07' --date 2023/10/25</text:p>
          </table:table-cell>
        </table:table-row>
        <table:table-row table:style-name="ro2">
          <table:table-cell/>
          <table:table-cell office:value-type="string" calcext:value-type="string">
            <text:p>2023/10/26</text:p>
          </table:table-cell>
          <table:table-cell office:value-type="string" calcext:value-type="string">
            <text:p>chapter08_exercises01.pdf</text:p>
          </table:table-cell>
          <table:table-cell table:formula="of:=&quot;第&quot;&amp;MID([.C52];8;2)&amp;&quot;章 : 練習問題&quot;&amp;MID([.C52];20;2)" office:value-type="string" office:string-value="第08章 : 練習問題01" calcext:value-type="string">
            <text:p>第08章 : 練習問題01</text:p>
          </table:table-cell>
          <table:table-cell table:formula="of:=&quot;git add '&quot;&amp;[.C52]&amp;&quot;' &amp;&amp; git commit -m '&quot;&amp;[.D52]&amp;&quot;' --date &quot; &amp; [.B52]" office:value-type="string" office:string-value="git add 'chapter08_exercises01.pdf' &amp;&amp; git commit -m '第08章 : 練習問題01' --date 2023/10/26" calcext:value-type="string">
            <text:p>git add 'chapter08_exercises01.pdf' &amp;&amp; git commit -m '第08章 : 練習問題01' --date 2023/10/26</text:p>
          </table:table-cell>
        </table:table-row>
        <table:table-row table:style-name="ro2">
          <table:table-cell/>
          <table:table-cell office:value-type="string" calcext:value-type="string">
            <text:p>2023/10/27</text:p>
          </table:table-cell>
          <table:table-cell office:value-type="string" calcext:value-type="string">
            <text:p>chapter08_exercises02.pdf</text:p>
          </table:table-cell>
          <table:table-cell table:formula="of:=&quot;第&quot;&amp;MID([.C53];8;2)&amp;&quot;章 : 練習問題&quot;&amp;MID([.C53];20;2)" office:value-type="string" office:string-value="第08章 : 練習問題02" calcext:value-type="string">
            <text:p>第08章 : 練習問題02</text:p>
          </table:table-cell>
          <table:table-cell table:formula="of:=&quot;git add '&quot;&amp;[.C53]&amp;&quot;' &amp;&amp; git commit -m '&quot;&amp;[.D53]&amp;&quot;' --date &quot; &amp; [.B53]" office:value-type="string" office:string-value="git add 'chapter08_exercises02.pdf' &amp;&amp; git commit -m '第08章 : 練習問題02' --date 2023/10/27" calcext:value-type="string">
            <text:p>git add 'chapter08_exercises02.pdf' &amp;&amp; git commit -m '第08章 : 練習問題02' --date 2023/10/27</text:p>
          </table:table-cell>
        </table:table-row>
        <table:table-row table:style-name="ro2">
          <table:table-cell/>
          <table:table-cell office:value-type="string" calcext:value-type="string">
            <text:p>2023/10/28</text:p>
          </table:table-cell>
          <table:table-cell office:value-type="string" calcext:value-type="string">
            <text:p>chapter08_exercises03.pdf</text:p>
          </table:table-cell>
          <table:table-cell table:formula="of:=&quot;第&quot;&amp;MID([.C54];8;2)&amp;&quot;章 : 練習問題&quot;&amp;MID([.C54];20;2)" office:value-type="string" office:string-value="第08章 : 練習問題03" calcext:value-type="string">
            <text:p>第08章 : 練習問題03</text:p>
          </table:table-cell>
          <table:table-cell table:formula="of:=&quot;git add '&quot;&amp;[.C54]&amp;&quot;' &amp;&amp; git commit -m '&quot;&amp;[.D54]&amp;&quot;' --date &quot; &amp; [.B54]" office:value-type="string" office:string-value="git add 'chapter08_exercises03.pdf' &amp;&amp; git commit -m '第08章 : 練習問題03' --date 2023/10/28" calcext:value-type="string">
            <text:p>git add 'chapter08_exercises03.pdf' &amp;&amp; git commit -m '第08章 : 練習問題03' --date 2023/10/28</text:p>
          </table:table-cell>
        </table:table-row>
        <table:table-row table:style-name="ro2">
          <table:table-cell/>
          <table:table-cell office:value-type="string" calcext:value-type="string">
            <text:p>2023/10/29</text:p>
          </table:table-cell>
          <table:table-cell office:value-type="string" calcext:value-type="string">
            <text:p>chapter09_exercises01.pdf</text:p>
          </table:table-cell>
          <table:table-cell table:formula="of:=&quot;第&quot;&amp;MID([.C55];8;2)&amp;&quot;章 : 練習問題&quot;&amp;MID([.C55];20;2)" office:value-type="string" office:string-value="第09章 : 練習問題01" calcext:value-type="string">
            <text:p>第09章 : 練習問題01</text:p>
          </table:table-cell>
          <table:table-cell table:formula="of:=&quot;git add '&quot;&amp;[.C55]&amp;&quot;' &amp;&amp; git commit -m '&quot;&amp;[.D55]&amp;&quot;' --date &quot; &amp; [.B55]" office:value-type="string" office:string-value="git add 'chapter09_exercises01.pdf' &amp;&amp; git commit -m '第09章 : 練習問題01' --date 2023/10/29" calcext:value-type="string">
            <text:p>git add 'chapter09_exercises01.pdf' &amp;&amp; git commit -m '第09章 : 練習問題01' --date 2023/10/29</text:p>
          </table:table-cell>
        </table:table-row>
        <table:table-row table:style-name="ro2">
          <table:table-cell/>
          <table:table-cell office:value-type="string" calcext:value-type="string">
            <text:p>2023/10/30</text:p>
          </table:table-cell>
          <table:table-cell office:value-type="string" calcext:value-type="string">
            <text:p>chapter09_exercises02.txt</text:p>
          </table:table-cell>
          <table:table-cell table:formula="of:=&quot;第&quot;&amp;MID([.C56];8;2)&amp;&quot;章 : 練習問題&quot;&amp;MID([.C56];20;2)" office:value-type="string" office:string-value="第09章 : 練習問題02" calcext:value-type="string">
            <text:p>第09章 : 練習問題02</text:p>
          </table:table-cell>
          <table:table-cell table:formula="of:=&quot;git add '&quot;&amp;[.C56]&amp;&quot;' &amp;&amp; git commit -m '&quot;&amp;[.D56]&amp;&quot;' --date &quot; &amp; [.B56]" office:value-type="string" office:string-value="git add 'chapter09_exercises02.txt' &amp;&amp; git commit -m '第09章 : 練習問題02' --date 2023/10/30" calcext:value-type="string">
            <text:p>git add 'chapter09_exercises02.txt' &amp;&amp; git commit -m '第09章 : 練習問題02' --date 2023/10/30</text:p>
          </table:table-cell>
        </table:table-row>
        <table:table-row table:style-name="ro2">
          <table:table-cell/>
          <table:table-cell office:value-type="string" calcext:value-type="string">
            <text:p>2023/10/31</text:p>
          </table:table-cell>
          <table:table-cell office:value-type="string" calcext:value-type="string">
            <text:p>chapter09_exercises03.txt</text:p>
          </table:table-cell>
          <table:table-cell table:formula="of:=&quot;第&quot;&amp;MID([.C57];8;2)&amp;&quot;章 : 練習問題&quot;&amp;MID([.C57];20;2)" office:value-type="string" office:string-value="第09章 : 練習問題03" calcext:value-type="string">
            <text:p>第09章 : 練習問題03</text:p>
          </table:table-cell>
          <table:table-cell table:formula="of:=&quot;git add '&quot;&amp;[.C57]&amp;&quot;' &amp;&amp; git commit -m '&quot;&amp;[.D57]&amp;&quot;' --date &quot; &amp; [.B57]" office:value-type="string" office:string-value="git add 'chapter09_exercises03.txt' &amp;&amp; git commit -m '第09章 : 練習問題03' --date 2023/10/31" calcext:value-type="string">
            <text:p>git add 'chapter09_exercises03.txt' &amp;&amp; git commit -m '第09章 : 練習問題03' --date 2023/10/31</text:p>
          </table:table-cell>
        </table:table-row>
        <table:table-row table:style-name="ro2">
          <table:table-cell/>
          <table:table-cell office:value-type="string" calcext:value-type="string">
            <text:p>2023/11/01</text:p>
          </table:table-cell>
          <table:table-cell office:value-type="string" calcext:value-type="string">
            <text:p>chapter09_exercises04.pdf</text:p>
          </table:table-cell>
          <table:table-cell table:formula="of:=&quot;第&quot;&amp;MID([.C58];8;2)&amp;&quot;章 : 練習問題&quot;&amp;MID([.C58];20;2)" office:value-type="string" office:string-value="第09章 : 練習問題04" calcext:value-type="string">
            <text:p>第09章 : 練習問題04</text:p>
          </table:table-cell>
          <table:table-cell table:formula="of:=&quot;git add '&quot;&amp;[.C58]&amp;&quot;' &amp;&amp; git commit -m '&quot;&amp;[.D58]&amp;&quot;' --date &quot; &amp; [.B58]" office:value-type="string" office:string-value="git add 'chapter09_exercises04.pdf' &amp;&amp; git commit -m '第09章 : 練習問題04' --date 2023/11/01" calcext:value-type="string">
            <text:p>git add 'chapter09_exercises04.pdf' &amp;&amp; git commit -m '第09章 : 練習問題04' --date 2023/11/01</text:p>
          </table:table-cell>
        </table:table-row>
        <table:table-row table:style-name="ro2">
          <table:table-cell/>
          <table:table-cell office:value-type="string" calcext:value-type="string">
            <text:p>2023/11/02</text:p>
          </table:table-cell>
          <table:table-cell office:value-type="string" calcext:value-type="string">
            <text:p>chapter09_exercises05.pdf</text:p>
          </table:table-cell>
          <table:table-cell table:formula="of:=&quot;第&quot;&amp;MID([.C59];8;2)&amp;&quot;章 : 練習問題&quot;&amp;MID([.C59];20;2)" office:value-type="string" office:string-value="第09章 : 練習問題05" calcext:value-type="string">
            <text:p>第09章 : 練習問題05</text:p>
          </table:table-cell>
          <table:table-cell table:formula="of:=&quot;git add '&quot;&amp;[.C59]&amp;&quot;' &amp;&amp; git commit -m '&quot;&amp;[.D59]&amp;&quot;' --date &quot; &amp; [.B59]" office:value-type="string" office:string-value="git add 'chapter09_exercises05.pdf' &amp;&amp; git commit -m '第09章 : 練習問題05' --date 2023/11/02" calcext:value-type="string">
            <text:p>git add 'chapter09_exercises05.pdf' &amp;&amp; git commit -m '第09章 : 練習問題05' --date 2023/11/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21:44:02.780000000</dc:date>
    <meta:editing-duration>PT7M1S</meta:editing-duration>
    <meta:editing-cycles>3</meta:editing-cycles>
    <meta:generator>LibreOffice/7.2.2.2$Windows_X86_64 LibreOffice_project/02b2acce88a210515b4a5bb2e46cbfb63fe97d56</meta:generator>
    <meta:document-statistic meta:table-count="1" meta:cell-count="224" meta:object-count="0"/>
  </office:meta>
</office:document-meta>
</file>